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4.5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1.8862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Part</text:p>
          </table:table-cell>
          <table:table-cell table:style-name="ce1"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01 Q102 </text:p>
          </table:table-cell>
          <table:table-cell office:value-type="string" calcext:value-type="string">
            <text:p>IPB020NE7N3G</text:p>
          </table:table-cell>
          <table:table-cell office:value-type="string" calcext:value-type="string">
            <text:p>w_smd_trans:d2-pak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NMOSFET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02 P103 </text:p>
          </table:table-cell>
          <table:table-cell office:value-type="string" calcext:value-type="string">
            <text:p>MSTBV3</text:p>
          </table:table-cell>
          <table:table-cell office:value-type="string" calcext:value-type="string">
            <text:p>eagle-con-phoenix-508:MSTBV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ONN_01X0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P101 JP102 JP801 JP1001 JP1002 </text:p>
            <text:p>JP1003 JP1004 JP1701 JP1801 JP1901 </text:p>
          </table:table-cell>
          <table:table-cell office:value-type="string" calcext:value-type="string">
            <text:p>JUMPER3</text:p>
          </table:table-cell>
          <table:table-cell office:value-type="string" calcext:value-type="string">
            <text:p>Pin_Headers:Pin_Header_Straight_1x03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JUMPER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04 </text:p>
          </table:table-cell>
          <table:table-cell office:value-type="string" calcext:value-type="string">
            <text:p>MSTBV6</text:p>
          </table:table-cell>
          <table:table-cell office:value-type="string" calcext:value-type="string">
            <text:p>eagle-con-phoenix-508:MSTBV6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ONN_01X0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03 R902 R1501 R1601 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101 C102 C103 C104 C105 </text:p>
            <text:p>C106 C107 </text:p>
          </table:table-cell>
          <table:table-cell office:value-type="string" calcext:value-type="string">
            <text:p>1nF/X7R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101 D102 D103 D1001 D1002 </text:p>
            <text:p>D1003 D1004 D1501 D1601 D2001 </text:p>
            <text:p>D2002 D2003 D2004 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w_smd_trans:sot2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DOUBLE_SCHOTTKY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01 </text:p>
          </table:table-cell>
          <table:table-cell office:value-type="string" calcext:value-type="string">
            <text:p>AD7415</text:p>
          </table:table-cell>
          <table:table-cell office:value-type="string" calcext:value-type="string">
            <text:p>Housings_SOT-23_SOT-143_TSOT-6:SOT23-5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AD741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01 R102 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eagle-shunt:WSL4026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Shunt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01 </text:p>
          </table:table-cell>
          <table:table-cell office:value-type="string" calcext:value-type="string">
            <text:p>CONN_02X04</text:p>
          </table:table-cell>
          <table:table-cell office:value-type="string" calcext:value-type="string">
            <text:p>w_conn_strip:vasch_strip_4x2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ONN_02X0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701 </text:p>
          </table:table-cell>
          <table:table-cell office:value-type="string" calcext:value-type="string">
            <text:p>MCP6H04</text:p>
          </table:table-cell>
          <table:table-cell office:value-type="string" calcext:value-type="string">
            <text:p>Housings_SOIC:SOIC-14_3.9x8.7mm_Pitch1.27mm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LM324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R104 R105 R1013 R1016 R1017 </text:p>
            <text:p>R1702 R1706 R1802 R1806 R1902 </text:p>
            <text:p>R1906 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C803 C804 C901 C902 C1001 </text:p>
            <text:p>C1002 C1005 C1006 C1007 C1008 </text:p>
            <text:p>C1011 C1012 C1014 C1015 C1016 </text:p>
            <text:p>C1019 C1020 C1021 C1024 C1025 </text:p>
            <text:p>C1027 C1028 C1029 C1030 C1031 </text:p>
            <text:p>C1032 C1101 C1102 C1113 C1114 </text:p>
            <text:p>C1201 C1202 C1213 C1214 C1301 </text:p>
            <text:p>C1302 C1313 C1314 C1401 C1402 </text:p>
            <text:p>C1413 C1414 C1501 C1503 C1504 </text:p>
            <text:p>C1601 C1604 C1701 C1702 C1703 </text:p>
            <text:p>C1704 C1801 C1802 C1804 C1901 </text:p>
            <text:p>C1902 C1904 </text:p>
          </table:table-cell>
          <table:table-cell office:value-type="string" calcext:value-type="string">
            <text:p>100n/X7R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201 </text:p>
          </table:table-cell>
          <table:table-cell office:value-type="string" calcext:value-type="string">
            <text:p>ATSAM3X8E</text:p>
          </table:table-cell>
          <table:table-cell office:value-type="string" calcext:value-type="string">
            <text:p>TQFP144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ATSAM3X8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202 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FT:TACTILE_SWITCH_SMD_2PIN_TINY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SW_PUSHBUTTON</text:p>
          </table:table-cell>
          <table:table-cell table:number-columns-repeated="1018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C206 C207 C208 C301 C302 </text:p>
            <text:p>C503 C504 C509 C511 C512 </text:p>
            <text:p>C513 C514 C515 C516 C520 </text:p>
            <text:p>C521 C522 C523 C524 C526 </text:p>
            <text:p>C527 C603 C605 C607 C609 </text:p>
            <text:p>C610 C611 C701 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402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202 U503 U504 </text:p>
          </table:table-cell>
          <table:table-cell office:value-type="string" calcext:value-type="string">
            <text:p>FDN340P</text:p>
          </table:table-cell>
          <table:table-cell office:value-type="string" calcext:value-type="string">
            <text:p>FT:SOT23_MOSFET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MOSFET-PCHANNE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201 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FT:TACTILE_SWITCH_SMD_2PIN_TINY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SW_PUSHBUTTO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06 R601 R604 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FT:RES_CAY16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RES_PACK4_IND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201 D202 D204 D302 D303 </text:p>
            <text:p>D601 D605 D606 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zeilhofer:LED-0603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203 D602 D603 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eilhofer:LED-0603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03 </text:p>
          </table:table-cell>
          <table:table-cell office:value-type="string" calcext:value-type="string">
            <text:p>LMV358IPWR</text:p>
          </table:table-cell>
          <table:table-cell office:value-type="string" calcext:value-type="string">
            <text:p>FT:TSSOP8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LM358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01 </text:p>
          </table:table-cell>
          <table:table-cell office:value-type="string" calcext:value-type="string">
            <text:p>6k8 1%</text:p>
          </table:table-cell>
          <table:table-cell office:value-type="string" calcext:value-type="string">
            <text:p>SM0402_r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201 C202 C205 C303 C304 </text:p>
            <text:p>C601 C602 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SM0402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02 R203 </text:p>
          </table:table-cell>
          <table:table-cell office:value-type="string" calcext:value-type="string">
            <text:p>39R 1%</text:p>
          </table:table-cell>
          <table:table-cell office:value-type="string" calcext:value-type="string">
            <text:p>SM0402_r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03 C204 </text:p>
          </table:table-cell>
          <table:table-cell office:value-type="string" calcext:value-type="string">
            <text:p>22pF_NM</text:p>
          </table:table-cell>
          <table:table-cell office:value-type="string" calcext:value-type="string">
            <text:p>SM0402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202 </text:p>
          </table:table-cell>
          <table:table-cell office:value-type="string" calcext:value-type="string">
            <text:p>ABS07L 32.768kHz</text:p>
          </table:table-cell>
          <table:table-cell office:value-type="string" calcext:value-type="string">
            <text:p>FT:ABS07L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CRYSTAL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201 L501 L503 L504 L505 </text:p>
          </table:table-cell>
          <table:table-cell office:value-type="string" calcext:value-type="string">
            <text:p>MH2029-300Y</text:p>
          </table:table-cell>
          <table:table-cell office:value-type="string" calcext:value-type="string">
            <text:p>FT:MH2029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INDUCTOR_SMAL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04 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SM0402_r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201 </text:p>
          </table:table-cell>
          <table:table-cell office:value-type="string" calcext:value-type="string">
            <text:p>TXC 7A 12MHz 18pF</text:p>
          </table:table-cell>
          <table:table-cell office:value-type="string" calcext:value-type="string">
            <text:p>FT:TXC_7A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CRYSTAL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J202 SJ401 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FT:SJ_SHORTED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SJ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J201 SJ203 SJ601 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T:SJ_OPEN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SJ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05 R207 R304 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SM0402_r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08 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_Packages:SMD-0402_r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05 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SM0402_r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306 R307 R308 R309 R501 </text:p>
            <text:p>R606 R607 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0402_r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03 R310 R403 R503 R505 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402_r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01 R302 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SM0402_r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R401 VR402 VR403 Z301 Z302 </text:p>
          </table:table-cell>
          <table:table-cell office:value-type="string" calcext:value-type="string">
            <text:p>PGB1010603</text:p>
          </table:table-cell>
          <table:table-cell office:value-type="string" calcext:value-type="string">
            <text:p>FT: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V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301 F401 </text:p>
          </table:table-cell>
          <table:table-cell office:value-type="string" calcext:value-type="string">
            <text:p>500mA PTC 1812</text:p>
          </table:table-cell>
          <table:table-cell office:value-type="string" calcext:value-type="string">
            <text:p>SM1812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FUS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301 P401 </text:p>
          </table:table-cell>
          <table:table-cell office:value-type="string" calcext:value-type="string">
            <text:p>USB_5PIN_SHELL</text:p>
          </table:table-cell>
          <table:table-cell office:value-type="string" calcext:value-type="string">
            <text:p>FT:USB-MICRO_TH_4PEGS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USB_5PIN_SHEL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05 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SM0402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01 </text:p>
          </table:table-cell>
          <table:table-cell office:value-type="string" calcext:value-type="string">
            <text:p>CD1206-S</text:p>
          </table:table-cell>
          <table:table-cell office:value-type="string" calcext:value-type="string">
            <text:p>FT:1206_DIODE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DIOD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SP301 </text:p>
          </table:table-cell>
          <table:table-cell office:value-type="string" calcext:value-type="string">
            <text:p>M02X03</text:p>
          </table:table-cell>
          <table:table-cell office:value-type="string" calcext:value-type="string">
            <text:p>Pin_Headers:Pin_Header_Straight_2x03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M02X0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301 </text:p>
          </table:table-cell>
          <table:table-cell office:value-type="string" calcext:value-type="string">
            <text:p>ATMEGA16U2</text:p>
          </table:table-cell>
          <table:table-cell office:value-type="string" calcext:value-type="string">
            <text:p>FT:QFN32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ATMEGA16U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01 </text:p>
          </table:table-cell>
          <table:table-cell office:value-type="string" calcext:value-type="string">
            <text:p>TXC 7A 16MHz 18pF</text:p>
          </table:table-cell>
          <table:table-cell office:value-type="string" calcext:value-type="string">
            <text:p>FT:TXC_7A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CRYSTA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BUG401 </text:p>
          </table:table-cell>
          <table:table-cell office:value-type="string" calcext:value-type="string">
            <text:p>M04</text:p>
          </table:table-cell>
          <table:table-cell office:value-type="string" calcext:value-type="string">
            <text:p>Pin_Headers:Pin_Header_Straight_1x04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M04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402 C403 C506 C507 C517 </text:p>
            <text:p>C518 C519 C528 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FT:SM0603_Capa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01 C505 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0402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01 R502 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FT:RES_CAY16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RES_PACK4_I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401 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FT:2X5_127MMPITCH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M02X0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ELD401 </text:p>
          </table:table-cell>
          <table:table-cell office:value-type="string" calcext:value-type="string">
            <text:p>ARDUINO_DUE_SHIELD</text:p>
          </table:table-cell>
          <table:table-cell office:value-type="string" calcext:value-type="string">
            <text:p>FT:ARDUINO_DUE_SHIELD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ARDUINO_DUE_SHIEL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603 </text:p>
          </table:table-cell>
          <table:table-cell office:value-type="string" calcext:value-type="string">
            <text:p>APX811-31UG-7</text:p>
          </table:table-cell>
          <table:table-cell office:value-type="string" calcext:value-type="string">
            <text:p>FT:SOT143-R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APX81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604 C606 C608 </text:p>
          </table:table-cell>
          <table:table-cell office:value-type="string" calcext:value-type="string">
            <text:p>10uF 6.3V A TANT</text:p>
          </table:table-cell>
          <table:table-cell office:value-type="string" calcext:value-type="string">
            <text:p>SMD_Packages:SMD-1206_Pol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601 L602 </text:p>
          </table:table-cell>
          <table:table-cell office:value-type="string" calcext:value-type="string">
            <text:p>1uH 250mA</text:p>
          </table:table-cell>
          <table:table-cell office:value-type="string" calcext:value-type="string">
            <text:p>FT:0805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INDUCTOR_SMAL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05 </text:p>
          </table:table-cell>
          <table:table-cell office:value-type="string" calcext:value-type="string">
            <text:p>49R9 1%</text:p>
          </table:table-cell>
          <table:table-cell office:value-type="string" calcext:value-type="string">
            <text:p>FT:RES_CAY16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RES_PACK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601 </text:p>
          </table:table-cell>
          <table:table-cell office:value-type="string" calcext:value-type="string">
            <text:p>M04</text:p>
          </table:table-cell>
          <table:table-cell office:value-type="string" calcext:value-type="string">
            <text:p>zeilhofer:FT-POE-MODULE-NOOUTLINE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M0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602 </text:p>
          </table:table-cell>
          <table:table-cell office:value-type="string" calcext:value-type="string">
            <text:p>HY931147C</text:p>
          </table:table-cell>
          <table:table-cell office:value-type="string" calcext:value-type="string">
            <text:p>FT:HY931147C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HY931147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604 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eilhofer:LED-0603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02 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SM0402_r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601 </text:p>
          </table:table-cell>
          <table:table-cell office:value-type="string" calcext:value-type="string">
            <text:p>TXC 7A 25MHz 18pF</text:p>
          </table:table-cell>
          <table:table-cell office:value-type="string" calcext:value-type="string">
            <text:p>FT:TXC_7A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CRYSTA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03 </text:p>
          </table:table-cell>
          <table:table-cell office:value-type="string" calcext:value-type="string">
            <text:p>12K3 1%</text:p>
          </table:table-cell>
          <table:table-cell office:value-type="string" calcext:value-type="string">
            <text:p>SM0402_r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601 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FT:SOT23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2N700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601 </text:p>
          </table:table-cell>
          <table:table-cell office:value-type="string" calcext:value-type="string">
            <text:p>W5100</text:p>
          </table:table-cell>
          <table:table-cell office:value-type="string" calcext:value-type="string">
            <text:p>FT:SQFP80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W510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01 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FT:MICRO-SD-SOCKET-PP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MICROS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J701 SJ702 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FT:SJ_SHORTED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S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02 </text:p>
          </table:table-cell>
          <table:table-cell office:value-type="string" calcext:value-type="string">
            <text:p>24AA025E48</text:p>
          </table:table-cell>
          <table:table-cell office:value-type="string" calcext:value-type="string">
            <text:p>FT:SOT23-6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24AA025E48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501 </text:p>
          </table:table-cell>
          <table:table-cell office:value-type="string" calcext:value-type="string">
            <text:p>BC847BSMD</text:p>
          </table:table-cell>
          <table:table-cell office:value-type="string" calcext:value-type="string">
            <text:p>FT:SOT23_TRANSISTOR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NPN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05 </text:p>
          </table:table-cell>
          <table:table-cell office:value-type="string" calcext:value-type="string">
            <text:p>NCP1117ST33T3G</text:p>
          </table:table-cell>
          <table:table-cell office:value-type="string" calcext:value-type="string">
            <text:p>FT:SOT22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NCP1117ST33T3G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04 </text:p>
          </table:table-cell>
          <table:table-cell office:value-type="string" calcext:value-type="string">
            <text:p>52K3</text:p>
          </table:table-cell>
          <table:table-cell office:value-type="string" calcext:value-type="string">
            <text:p>SM0402_r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03 </text:p>
          </table:table-cell>
          <table:table-cell office:value-type="string" calcext:value-type="string">
            <text:p>STPS2L60A</text:p>
          </table:table-cell>
          <table:table-cell office:value-type="string" calcext:value-type="string">
            <text:p>FT:SMA-DIODE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DIOD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10 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Capacitors_SMD:c_elec_5x5.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502 </text:p>
          </table:table-cell>
          <table:table-cell office:value-type="string" calcext:value-type="string">
            <text:p>10uH SRR0604-100ML</text:p>
          </table:table-cell>
          <table:table-cell office:value-type="string" calcext:value-type="string">
            <text:p>FT:SRR0604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INDUCTOR_SMAL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02 </text:p>
          </table:table-cell>
          <table:table-cell office:value-type="string" calcext:value-type="string">
            <text:p>CD1206-S01575</text:p>
          </table:table-cell>
          <table:table-cell office:value-type="string" calcext:value-type="string">
            <text:p>FT:1206_DIODE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DIOD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02 </text:p>
          </table:table-cell>
          <table:table-cell office:value-type="string" calcext:value-type="string">
            <text:p>LM2734Y</text:p>
          </table:table-cell>
          <table:table-cell office:value-type="string" calcext:value-type="string">
            <text:p>FT:SOT23-6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LM2734Y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02 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SM1206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01 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Capacitors_SMD:c_elec_5x5.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01 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FT:SMB-DIODE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DIOD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01 </text:p>
          </table:table-cell>
          <table:table-cell office:value-type="string" calcext:value-type="string">
            <text:p>POWERJACK</text:p>
          </table:table-cell>
          <table:table-cell office:value-type="string" calcext:value-type="string">
            <text:p>FT:POWER_JACK_PTH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POWERJACK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02 C802 </text:p>
          </table:table-cell>
          <table:table-cell office:value-type="string" calcext:value-type="string">
            <text:p>2n2/50V/COG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801 </text:p>
          </table:table-cell>
          <table:table-cell office:value-type="string" calcext:value-type="string">
            <text:p>MSTBV2</text:p>
          </table:table-cell>
          <table:table-cell office:value-type="string" calcext:value-type="string">
            <text:p>eagle-con-phoenix-508:MSTBV2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ONN_01X0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801 </text:p>
          </table:table-cell>
          <table:table-cell office:value-type="string" calcext:value-type="string">
            <text:p>SMD100F</text:p>
          </table:table-cell>
          <table:table-cell office:value-type="string" calcext:value-type="string">
            <text:p>eagle-switch-raychem:SMD050F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FUS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801 </text:p>
          </table:table-cell>
          <table:table-cell office:value-type="string" calcext:value-type="string">
            <text:p>ZENER2</text:p>
          </table:table-cell>
          <table:table-cell office:value-type="string" calcext:value-type="string">
            <text:p>Diodes_SMD:Diode-SMB_Standard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ZENER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801 </text:p>
          </table:table-cell>
          <table:table-cell office:value-type="string" calcext:value-type="string">
            <text:p>WE-TI-744732331</text:p>
          </table:table-cell>
          <table:table-cell office:value-type="string" calcext:value-type="string">
            <text:p>eagle-WE-TI:WE-TI_8075_SHRINKTUBE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INDUCTOR_SMALL</text:p>
          </table:table-cell>
          <table:table-cell table:number-columns-repeated="1018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C801 C805 C806 C807 C813 </text:p>
            <text:p>C815 C816 C817 C1013 C1026 </text:p>
            <text:p>C1033 C1108 C1112 C1208 C1212 </text:p>
            <text:p>C1308 C1312 C1408 C1412 </text:p>
          </table:table-cell>
          <table:table-cell office:value-type="string" calcext:value-type="string">
            <text:p>10u/25V/X7R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801 U802 U803 </text:p>
          </table:table-cell>
          <table:table-cell office:value-type="string" calcext:value-type="string">
            <text:p>TPS7A4501DCQT</text:p>
          </table:table-cell>
          <table:table-cell office:value-type="string" calcext:value-type="string">
            <text:p>zeilhofer:DCQ(R-PDSO-G6)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TPS7A4501DCQT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801 R802 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805 R807 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803 R804 R806 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08 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804 U1102 U1202 U1302 U1402 </text:p>
          </table:table-cell>
          <table:table-cell office:value-type="string" calcext:value-type="string">
            <text:p>REG101NA-5</text:p>
          </table:table-cell>
          <table:table-cell office:value-type="string" calcext:value-type="string">
            <text:p>zeilhofer:DBV(R-PDSO-G5)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EG101NA-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808 </text:p>
          </table:table-cell>
          <table:table-cell office:value-type="string" calcext:value-type="string">
            <text:p>1u/25V/X7R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C809 C810 C811 C812 C814 </text:p>
            <text:p>C818 C819 C820 C1106 C1109 </text:p>
            <text:p>C1206 C1209 C1306 C1309 C1406 </text:p>
            <text:p>C1409 C1705 C1706 C1805 C1806 </text:p>
            <text:p>C1905 C1906 C2001 C2002 C2003 </text:p>
            <text:p>C2010 C2011 C2012 </text:p>
          </table:table-cell>
          <table:table-cell office:value-type="string" calcext:value-type="string">
            <text:p>10n/X7R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R809 R810 R811 R1103 R1106 </text:p>
            <text:p>R1203 R1206 R1303 R1306 R1403 </text:p>
            <text:p>R1406 R1708 R1709 R1808 R1809 </text:p>
            <text:p>R1908 R1909 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L802 L803 L804 L805 L1101 </text:p>
            <text:p>L1201 L1301 L1401 L1701 L1801 </text:p>
            <text:p>L1901 </text:p>
          </table:table-cell>
          <table:table-cell office:value-type="string" calcext:value-type="string">
            <text:p>WE-CBF-742792093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INDUCTOR_SMAL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901 </text:p>
          </table:table-cell>
          <table:table-cell office:value-type="string" calcext:value-type="string">
            <text:p>TJA1040T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TJA1040T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03 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J901 SJ902 </text:p>
          </table:table-cell>
          <table:table-cell office:value-type="string" calcext:value-type="string">
            <text:p>Solder-Jumper</text:p>
          </table:table-cell>
          <table:table-cell office:value-type="string" calcext:value-type="string">
            <text:p>FT:SJ_2W</text:p>
          </table:table-cell>
          <table:table-cell office:value-type="string" calcext:value-type="string">
            <text:p>freetronics_kicad_sch_lib</text:p>
          </table:table-cell>
          <table:table-cell office:value-type="string" calcext:value-type="string">
            <text:p>JUMPER_SJ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904 R905 </text:p>
          </table:table-cell>
          <table:table-cell office:value-type="string" calcext:value-type="string">
            <text:p>60R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906 R907 </text:p>
          </table:table-cell>
          <table:table-cell office:value-type="string" calcext:value-type="string">
            <text:p>1k3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901 P902 </text:p>
          </table:table-cell>
          <table:table-cell office:value-type="float" office:value="677006144621" calcext:value-type="float">
            <text:p>677006144621</text:p>
          </table:table-cell>
          <table:table-cell office:value-type="string" calcext:value-type="string">
            <text:p>eagle-InputOutputIO:677006144621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ONN_01X0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01 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901 </text:p>
          </table:table-cell>
          <table:table-cell office:value-type="string" calcext:value-type="string">
            <text:p>WE-SL1-744212510</text:p>
          </table:table-cell>
          <table:table-cell office:value-type="string" calcext:value-type="string">
            <text:p>eagle-WE-SL1:WE-SL1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WE-SL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001 </text:p>
          </table:table-cell>
          <table:table-cell office:value-type="string" calcext:value-type="string">
            <text:p>AD7294BSUZ</text:p>
          </table:table-cell>
          <table:table-cell office:value-type="string" calcext:value-type="string">
            <text:p>eagle-ADI-Phase-2:QFP40P900X900X120-64N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AD7294BSUZ</text:p>
          </table:table-cell>
          <table:table-cell table:number-columns-repeated="1018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X1001 X1002 X1003 X1004 X1005 </text:p>
            <text:p>X1006 X1007 X1008 X1009 X1010 </text:p>
            <text:p>X1011 X1012 X1102 X1103 X1202 </text:p>
            <text:p>X1203 X1302 X1303 X1402 X1403 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zeilhofer:SMB-RS#420-5401_wirepad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ONN_COAX</text:p>
          </table:table-cell>
          <table:table-cell table:number-columns-repeated="1018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R1001 R1002 R1003 R1004 R1005 </text:p>
            <text:p>R1006 R1007 R1008 R1014 R1015 </text:p>
            <text:p>R1703 R1705 R1707 R1803 R1805 </text:p>
            <text:p>R1807 R1903 R1905 R1907 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Q1001 Q1703 Q1704 Q1803 Q1804 </text:p>
            <text:p>Q1903 Q1904 </text:p>
          </table:table-cell>
          <table:table-cell office:value-type="string" calcext:value-type="string">
            <text:p>BSS308</text:p>
          </table:table-cell>
          <table:table-cell office:value-type="string" calcext:value-type="string">
            <text:p>zeilhofer:sot23-gsd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PMOSFET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D1001 LED1701 LED1801 LED1901 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s:LED-0805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LED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009 R1010 R1011 R1012 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string" calcext:value-type="string">
            <text:p>C1003 C1004 C1009 C1010 C1017 </text:p>
            <text:p>C1018 C1022 C1023 C1034 C1035 </text:p>
            <text:p>C1036 C1037 C1710 C1810 C1910 </text:p>
            <text:p>C2004 C2005 C2006 C2007 C2008 </text:p>
            <text:p>C2009 C2013 C2014 </text:p>
          </table:table-cell>
          <table:table-cell office:value-type="string" calcext:value-type="string">
            <text:p>1n/X7R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R1001 VR1002 VR1003 VR1004 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s:Potentiometer_Bourns_3296W_3-8Zoll_Inline_ScrewUp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POT12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1101 U1201 U1301 U1401 </text:p>
          </table:table-cell>
          <table:table-cell office:value-type="string" calcext:value-type="string">
            <text:p>ADL5513</text:p>
          </table:table-cell>
          <table:table-cell office:value-type="string" calcext:value-type="string">
            <text:p>zeilhofer:LFCSP16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ADL5513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1101 P1102 P1201 P1202 P1301 </text:p>
            <text:p>P1302 P1401 P1402 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ONN_01X0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104 R1204 R1304 R1404 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1105 R1205 R1305 R1405 R1710 </text:p>
            <text:p>R1810 R1910 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110 C1210 C1310 C1410 </text:p>
          </table:table-cell>
          <table:table-cell office:value-type="string" calcext:value-type="string">
            <text:p>47p/X7R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1103 C1104 C1203 C1204 C1303 </text:p>
            <text:p>C1304 C1403 C1404 </text:p>
          </table:table-cell>
          <table:table-cell office:value-type="string" calcext:value-type="string">
            <text:p>100p/X7R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1101 X1201 X1301 X1401 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zeilhofer:SMA-RS#616-3422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ONN_COAX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1105 C1107 C1205 C1207 C1305 </text:p>
            <text:p>C1307 C1405 C1407 </text:p>
          </table:table-cell>
          <table:table-cell office:value-type="string" calcext:value-type="string">
            <text:p>47n/C0G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102 R1202 R1302 R1402 </text:p>
          </table:table-cell>
          <table:table-cell office:value-type="string" calcext:value-type="string">
            <text:p>820R/1%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111 C1211 C1311 C1411 </text:p>
          </table:table-cell>
          <table:table-cell office:value-type="string" calcext:value-type="string">
            <text:p>100n/X7R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101 R1201 R1301 R1401 </text:p>
          </table:table-cell>
          <table:table-cell office:value-type="string" calcext:value-type="string">
            <text:p>56R/1%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502 R1602 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502 C1602 </text:p>
          </table:table-cell>
          <table:table-cell office:value-type="string" calcext:value-type="string">
            <text:p>1u/X7R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Q1501 Q1502 Q1601 Q1602 Q1701 </text:p>
            <text:p>Q1702 Q1801 Q1802 Q1901 Q1902 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zeilhofer:sot23-gsd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NMOSFET2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R1503 R1504 R1505 R1603 R1604 </text:p>
            <text:p>R1605 R1701 R1801 R1901 R2007 </text:p>
            <text:p>R2008 R2009 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501 </text:p>
          </table:table-cell>
          <table:table-cell office:value-type="string" calcext:value-type="string">
            <text:p>4013_with_supply</text:p>
          </table:table-cell>
          <table:table-cell office:value-type="string" calcext:value-type="string">
            <text:p>Housings_SOIC:SOIC-14_3.9x8.7mm_Pitch1.27mm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4013_with_supply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1701 SW1801 SW1901 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FT:SW_TACTILE_SMD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SW_PUSH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1702 U1801 U1901 </text:p>
          </table:table-cell>
          <table:table-cell office:value-type="string" calcext:value-type="string">
            <text:p>INA207</text:p>
          </table:table-cell>
          <table:table-cell office:value-type="string" calcext:value-type="string">
            <text:p>Housings_SOIC:SOIC-14_3.9x8.7mm_Pitch1.27mm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INA20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709 C1809 C1909 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1703 U1802 U1902 </text:p>
          </table:table-cell>
          <table:table-cell office:value-type="string" calcext:value-type="string">
            <text:p>MEU1S1212ZC</text:p>
          </table:table-cell>
          <table:table-cell office:value-type="string" calcext:value-type="string">
            <text:p>zeilhofer:MEU1-Murata-DCDC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MEU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704 R1804 R1904 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1707 C1708 C1807 C1808 C1907 </text:p>
            <text:p>C1908 </text:p>
          </table:table-cell>
          <table:table-cell office:value-type="string" calcext:value-type="string">
            <text:p>1n/X7R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R1701 VR1801 VR1901 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entiometers:Potentiometer_Bourns_3296W_3-8Zoll_Inline_ScrewUp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POT12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010 R2011 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012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001 R2002 R2003 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004 R2005 R2006 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EtherDue-cach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6T10:30:47.018504158</dc:date>
    <meta:editing-duration>PT2M1S</meta:editing-duration>
    <meta:editing-cycles>2</meta:editing-cycles>
    <meta:generator>LibreOffice/4.3.3.2$Linux_X86_64 LibreOffice_project/430m0$Build-2</meta:generator>
    <meta:document-statistic meta:table-count="1" meta:cell-count="834" meta:object-count="0"/>
  </office:meta>
</office:document-meta>
</file>